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automatic-styles>
    <style:style style:name="Tabelle1" style:family="table">
      <style:table-properties style:width="6.925in" table:align="margins"/>
    </style:style>
    <style:style style:name="Tabelle1.A" style:family="table-column">
      <style:table-column-properties style:column-width="3.4625in" style:rel-column-width="32767*"/>
    </style:style>
    <style:style style:name="Tabelle1.B" style:family="table-column">
      <style:table-column-properties style:column-width="3.462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925in" table:align="margins"/>
    </style:style>
    <style:style style:name="Tabelle2.A" style:family="table-column">
      <style:table-column-properties style:column-width="1.7313in" style:rel-column-width="16383*"/>
    </style:style>
    <style:style style:name="Tabelle2.D" style:family="table-column">
      <style:table-column-properties style:column-width="1.7313in" style:rel-column-width="16386*"/>
    </style:style>
    <style:style style:name="Tabelle2.A1" style:family="table-cell">
      <style:table-cell-properties fo:padding="0.0382in" fo:border-left="0.05pt solid #000000" fo:border-right="none" fo:border-top="0.05pt solid #000000" fo:border-bottom="0.05pt solid #000000"/>
    </style:style>
    <style:style style:name="Tabelle2.C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6" style:family="table-row">
      <style:table-row-properties style:min-row-height="0.3167in"/>
    </style:style>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41cce6"/>
    </style:style>
    <style:style style:name="P3" style:family="paragraph" style:parent-style-name="Standard">
      <style:text-properties officeooo:rsid="001d64b5" officeooo:paragraph-rsid="0027dc9e"/>
    </style:style>
    <style:style style:name="P4" style:family="paragraph" style:parent-style-name="Standard">
      <style:text-properties officeooo:rsid="0027dc9e" officeooo:paragraph-rsid="0027dc9e"/>
    </style:style>
    <style:style style:name="P5" style:family="paragraph" style:parent-style-name="Standard">
      <style:text-properties officeooo:rsid="00246e16" officeooo:paragraph-rsid="002fd994"/>
    </style:style>
    <style:style style:name="P6" style:family="paragraph" style:parent-style-name="Standard">
      <style:text-properties officeooo:rsid="00395f85" officeooo:paragraph-rsid="00395f85"/>
    </style:style>
    <style:style style:name="P7" style:family="paragraph" style:parent-style-name="Quotations">
      <style:text-properties officeooo:rsid="00395f85" officeooo:paragraph-rsid="00398809"/>
    </style:style>
    <style:style style:name="P8" style:family="paragraph" style:parent-style-name="Quotations">
      <style:text-properties officeooo:rsid="00398809" officeooo:paragraph-rsid="00398809"/>
    </style:style>
    <style:style style:name="P9" style:family="paragraph" style:parent-style-name="Standard">
      <style:text-properties officeooo:rsid="00398809" officeooo:paragraph-rsid="00398809"/>
    </style:style>
    <style:style style:name="P10" style:family="paragraph" style:parent-style-name="Quotations">
      <style:paragraph-properties fo:margin-left="0in" fo:margin-right="0.3937in" fo:text-indent="0in" style:auto-text-indent="false"/>
      <style:text-properties officeooo:rsid="0045dde1" officeooo:paragraph-rsid="0045dde1"/>
    </style:style>
    <style:style style:name="P11" style:family="paragraph" style:parent-style-name="Standard">
      <style:text-properties officeooo:rsid="003fce88" officeooo:paragraph-rsid="003fce88"/>
    </style:style>
    <style:style style:name="P12" style:family="paragraph" style:parent-style-name="Standard">
      <style:text-properties officeooo:rsid="00424edb" officeooo:paragraph-rsid="00424edb"/>
    </style:style>
    <style:style style:name="P13" style:family="paragraph" style:parent-style-name="Table_20_Contents">
      <style:text-properties officeooo:rsid="00424edb" officeooo:paragraph-rsid="00424edb"/>
    </style:style>
    <style:style style:name="P14" style:family="paragraph" style:parent-style-name="Table_20_Contents">
      <style:paragraph-properties fo:text-align="center" style:justify-single-word="false"/>
      <style:text-properties officeooo:rsid="00424edb" officeooo:paragraph-rsid="00424edb"/>
    </style:style>
    <style:style style:name="P15" style:family="paragraph" style:parent-style-name="Standard">
      <style:text-properties officeooo:rsid="00443476" officeooo:paragraph-rsid="00443476"/>
    </style:style>
    <style:style style:name="P16" style:family="paragraph" style:parent-style-name="Table_20_Contents">
      <style:text-properties officeooo:rsid="00443476" officeooo:paragraph-rsid="00443476"/>
    </style:style>
    <style:style style:name="P17" style:family="paragraph" style:parent-style-name="Table_20_Contents">
      <style:text-properties officeooo:rsid="0041cce6" officeooo:paragraph-rsid="0041cce6"/>
    </style:style>
    <style:style style:name="P18" style:family="paragraph" style:parent-style-name="Standard">
      <style:text-properties officeooo:rsid="0041cce6" officeooo:paragraph-rsid="0041cce6"/>
    </style:style>
    <style:style style:name="P19" style:family="paragraph" style:parent-style-name="Standard">
      <style:text-properties officeooo:rsid="003632dc" officeooo:paragraph-rsid="0041cce6"/>
    </style:style>
    <style:style style:name="P20" style:family="paragraph" style:parent-style-name="Standard">
      <style:text-properties officeooo:rsid="00395f85" officeooo:paragraph-rsid="00395f85"/>
    </style:style>
    <style:style style:name="P21" style:family="paragraph" style:parent-style-name="Standard">
      <style:text-properties officeooo:rsid="00471ffa" officeooo:paragraph-rsid="00471ffa"/>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style:style style:name="T7" style:family="text">
      <style:text-properties officeooo:rsid="003fce88"/>
    </style:style>
    <style:style style:name="T8" style:family="text">
      <style:text-properties officeooo:rsid="0041cce6"/>
    </style:style>
    <style:style style:name="T9" style:family="text">
      <style:text-properties officeooo:rsid="00424edb"/>
    </style:style>
    <style:style style:name="T10" style:family="text">
      <style:text-properties officeooo:rsid="00443476"/>
    </style:style>
    <style:style style:name="T11" style:family="text">
      <style:text-properties officeooo:rsid="0045dde1"/>
    </style:style>
    <style:style style:name="T12" style:family="text">
      <style:text-properties officeooo:rsid="004805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IT/GITLAB</text:span>: Fragen und Übungen </text:p>
      <text:p text:style-name="P1"/>
      <text:p text:style-name="P11">Kay Knöpfle</text:p>
      <text:p text:style-name="P11">Max Knerrich</text:p>
      <text:p text:style-name="P11">Benjamin Mehl </text:p>
      <text:p text:style-name="P11">Lucca Greschner</text:p>
      <text:p text:style-name="P4">Vorname, Name, Matrikelnummer</text:p>
      <text:p text:style-name="P3"/>
      <text:p text:style-name="P3"/>
      <text:p text:style-name="P1">1. <text:span text:style-name="T2">Was genau sind die Gründe um Gitlab zu verwenden?</text:span></text:p>
      <text:p text:style-name="P1"/>
      <text:p text:style-name="P11">Advantages of using Gitlab over nothing:</text:p>
      <text:p text:style-name="P1">- <text:span text:style-name="T7">Makes collaboration using git easier / possible → Provides Git Upstream</text:span></text:p>
      <text:p text:style-name="P1">- <text:span text:style-name="T7">Issue tracking</text:span></text:p>
      <text:p text:style-name="P1">- <text:span text:style-name="T7">Pull requests</text:span></text:p>
      <text:p text:style-name="P1">- <text:span text:style-name="T7">Better UX</text:span></text:p>
      <text:p text:style-name="P1">- <text:span text:style-name="T7">Providing easy access to documentation and wiki</text:span></text:p>
      <text:p text:style-name="P1">- <text:span text:style-name="T8">Providing easy to use downloads of releases</text:span></text:p>
      <text:p text:style-name="P1"/>
      <text:p text:style-name="P11">Advantages of using Gitlab over something similar:</text:p>
      <text:p text:style-name="P1">- <text:span text:style-name="T7">Open Source Software</text:span></text:p>
      <text:p text:style-name="P1">- <text:span text:style-name="T7">Self-Hosted</text:span></text:p>
      <text:p text:style-name="P1"/>
      <text:p text:style-name="P1"/>
      <text:p text:style-name="P1">2. <text:span text:style-name="T2">Welche Daten gehören (nicht) ins Repo?</text:span></text:p>
      <text:p text:style-name="P1"/>
      <table:table table:name="Tabelle1" table:style-name="Tabelle1">
        <table:table-column table:style-name="Tabelle1.A"/>
        <table:table-column table:style-name="Tabelle1.B"/>
        <table:table-row table:style-name="TableLine94701499567792">
          <table:table-cell table:style-name="Tabelle1.A1" office:value-type="string">
            <text:p text:style-name="P17">Can / should be in the repository</text:p>
          </table:table-cell>
          <table:table-cell table:style-name="Tabelle1.B1" office:value-type="string">
            <text:p text:style-name="P17">Shouldn’t be in the repository</text:p>
          </table:table-cell>
        </table:table-row>
        <table:table-row table:style-name="TableLine94701480650624">
          <table:table-cell table:style-name="Tabelle1.A2" office:value-type="string">
            <text:p text:style-name="P2">.<text:span text:style-name="T2">java Files </text:span></text:p>
          </table:table-cell>
          <table:table-cell table:style-name="Tabelle1.B2" office:value-type="string">
            <text:p text:style-name="P2">.<text:span text:style-name="T2">project Files (Endung je nach Tool)</text:span></text:p>
          </table:table-cell>
        </table:table-row>
        <table:table-row table:style-name="TableLine94701484272240">
          <table:table-cell table:style-name="Tabelle1.A2" office:value-type="string">
            <text:p text:style-name="P2">.<text:span text:style-name="T2">xml Files</text:span></text:p>
          </table:table-cell>
          <table:table-cell table:style-name="Tabelle1.B2" office:value-type="string">
            <text:p text:style-name="P19">Zeichnungen</text:p>
          </table:table-cell>
        </table:table-row>
        <table:table-row table:style-name="TableLine94701479607872">
          <table:table-cell table:style-name="Tabelle1.A2" office:value-type="string">
            <text:p text:style-name="P2">.<text:span text:style-name="T8">j</text:span><text:span text:style-name="T2">son Files</text:span></text:p>
          </table:table-cell>
          <table:table-cell table:style-name="Tabelle1.B2" office:value-type="string">
            <text:p text:style-name="P19">Notizen</text:p>
          </table:table-cell>
        </table:table-row>
        <table:table-row table:style-name="TableLine94701489863984">
          <table:table-cell table:style-name="Tabelle1.A2" office:value-type="string">
            <text:p text:style-name="P19">Bilddateien für Gameprojekte</text:p>
          </table:table-cell>
          <table:table-cell table:style-name="Tabelle1.B2" office:value-type="string">
            <text:p text:style-name="P19">Eine Bachelorarbeit</text:p>
          </table:table-cell>
        </table:table-row>
        <table:table-row table:style-name="TableLine94701479449600">
          <table:table-cell table:style-name="Tabelle1.A2" office:value-type="string">
            <text:p text:style-name="P19">Musikdateien für Projekte</text:p>
          </table:table-cell>
          <table:table-cell table:style-name="Tabelle1.B2" office:value-type="string">
            <text:p text:style-name="P19">Kapitel eines Buches</text:p>
          </table:table-cell>
        </table:table-row>
        <table:table-row table:style-name="TableLine94701489729424">
          <table:table-cell table:style-name="Tabelle1.A2" office:value-type="string">
            <text:p text:style-name="P19">UML Modelle</text:p>
          </table:table-cell>
          <table:table-cell table:style-name="Tabelle1.B2" office:value-type="string">
            <text:p text:style-name="P19">Passwörter für Cloud-Services</text:p>
          </table:table-cell>
        </table:table-row>
        <table:table-row table:style-name="TableLine94701482958416">
          <table:table-cell table:style-name="Tabelle1.A2" office:value-type="string">
            <text:p text:style-name="P19">Dokumentation</text:p>
          </table:table-cell>
          <table:table-cell table:style-name="Tabelle1.B2" office:value-type="string">
            <text:p text:style-name="P19">Passwörter für lokale Services (Self-hosted)</text:p>
          </table:table-cell>
        </table:table-row>
        <table:table-row table:style-name="TableLine94701495247344">
          <table:table-cell table:style-name="Tabelle1.A2" office:value-type="string">
            <text:p text:style-name="P19">Configurationsfiles</text:p>
          </table:table-cell>
          <table:table-cell table:style-name="Tabelle1.B2" office:value-type="string">
            <text:p text:style-name="P19">logfiles</text:p>
          </table:table-cell>
        </table:table-row>
        <table:table-row table:style-name="TableLine94701494163456">
          <table:table-cell table:style-name="Tabelle1.A2" office:value-type="string">
            <text:p text:style-name="Table_20_Contents"/>
          </table:table-cell>
          <table:table-cell table:style-name="Tabelle1.B2" office:value-type="string">
            <text:p text:style-name="P19">Messdaten vom Profiling</text:p>
          </table:table-cell>
        </table:table-row>
      </table:table>
      <text:p text:style-name="P1"/>
      <text:p text:style-name="P1"/>
      <text:p text:style-name="P1">3. <text:span text:style-name="T3">Was soll der „Mist“ mit den Stages (dass add/commit nur lokal wirken)?</text:span></text:p>
      <text:p text:style-name="P1"/>
      <text:p text:style-name="P18">By not commiting to upstream directly we can ensure code quality and make sure we don’t push things we don’t want to push yet (e.g. something with a bug to be fixed or a file we changed but is not needed for the current commit). Besides that we only have to resolve merge conflicts once rather than after every change.</text:p>
      <text:p text:style-name="P2"/>
      <text:p text:style-name="P2"><text:soft-page-break/>4. <text:span text:style-name="T3">Würden Sie in einer Firma Gitlab selber hosten oder GIT als Service im Netz? Begründung.</text:span></text:p>
      <text:p text:style-name="P1"/>
      <text:p text:style-name="P1"><text:span text:style-name="T8">Both ways have their distinct advantages and disadvantages. While the self-hosted approach ensures </text:span><text:span text:style-name="T9">maximum independency, the Saas approach comes with the smallest cost for maintenance and maximum ease of use. </text:span></text:p>
      <text:p text:style-name="P12">Using a self-hosted gitlab we can also ensure that nothing leaves the company by hosting it exclusivly for internal use (i.e. in the company’s intranet). On the other hand, for small oss-projects using platforms like github can boost contribution by the community as it can be found by the many users on the platform.</text:p>
      <text:p text:style-name="P1"/>
      <text:p text:style-name="P1"/>
      <text:p text:style-name="P5"><text:span text:style-name="T1">5</text:span>. <text:span text:style-name="T4">Verwenden Sie Branches im Projekt oder arbeiten alle Teammitglieder auf dem Master Branch? Zeigen Sie Vor- und Nachteile der Verfahren</text:span></text:p>
      <text:p text:style-name="P5"/>
      <table:table table:name="Tabelle2" table:style-name="Tabelle2">
        <table:table-column table:style-name="Tabelle2.A" table:number-columns-repeated="3"/>
        <table:table-column table:style-name="Tabelle2.D"/>
        <table:table-row table:style-name="TableLine94701483727936">
          <table:table-cell table:style-name="Tabelle2.A1" table:number-columns-spanned="2" office:value-type="string">
            <text:p text:style-name="P14">Pushing to main branch</text:p>
          </table:table-cell>
          <table:covered-table-cell/>
          <table:table-cell table:style-name="Tabelle2.C1" table:number-columns-spanned="2" office:value-type="string">
            <text:p text:style-name="P14">Pushing to several branches</text:p>
          </table:table-cell>
          <table:covered-table-cell/>
        </table:table-row>
        <table:table-row table:style-name="TableLine94701495881872">
          <table:table-cell table:style-name="Tabelle2.A2" office:value-type="string">
            <text:p text:style-name="P14">Pro</text:p>
          </table:table-cell>
          <table:table-cell table:style-name="Tabelle2.A2" office:value-type="string">
            <text:p text:style-name="P14">Contra</text:p>
          </table:table-cell>
          <table:table-cell table:style-name="Tabelle2.A2" office:value-type="string">
            <text:p text:style-name="P14">Pro</text:p>
          </table:table-cell>
          <table:table-cell table:style-name="Tabelle2.D2" office:value-type="string">
            <text:p text:style-name="P14">Contra</text:p>
          </table:table-cell>
        </table:table-row>
        <table:table-row table:style-name="TableLine94701477788672">
          <table:table-cell table:style-name="Tabelle2.A2" office:value-type="string">
            <text:p text:style-name="P13">Easy <text:span text:style-name="T10">as in „quick and dirty“</text:span></text:p>
          </table:table-cell>
          <table:table-cell table:style-name="Tabelle2.A2" office:value-type="string">
            <text:p text:style-name="P13">Mistakes can have devastating consequences</text:p>
          </table:table-cell>
          <table:table-cell table:style-name="Tabelle2.A2" office:value-type="string">
            <text:p text:style-name="P16">Different features can be developed and tried out independently</text:p>
          </table:table-cell>
          <table:table-cell table:style-name="Tabelle2.D2" office:value-type="string">
            <text:p text:style-name="P16">Can become messy and confusing with big, diverse project → oftentimes requires a engaged maintainer</text:p>
          </table:table-cell>
        </table:table-row>
        <table:table-row table:style-name="TableLine94701498729536">
          <table:table-cell table:style-name="Tabelle2.A2" office:value-type="string">
            <text:p text:style-name="P13">Can save time</text:p>
          </table:table-cell>
          <table:table-cell table:style-name="Tabelle2.A2" office:value-type="string">
            <text:p text:style-name="P13">Makes CI/CD harder → should be avoided</text:p>
          </table:table-cell>
          <table:table-cell table:style-name="Tabelle2.A2" office:value-type="string">
            <text:p text:style-name="P16">Easier to roll back planned features that turned out worse than expected</text:p>
          </table:table-cell>
          <table:table-cell table:style-name="Tabelle2.D2" office:value-type="string">
            <text:p text:style-name="Table_20_Contents"/>
          </table:table-cell>
        </table:table-row>
        <table:table-row table:style-name="TableLine94701482613040">
          <table:table-cell table:style-name="Tabelle2.A2" office:value-type="string">
            <text:p text:style-name="Table_20_Contents"/>
          </table:table-cell>
          <table:table-cell table:style-name="Tabelle2.A2" office:value-type="string">
            <text:p text:style-name="P13">Makes it harder <text:span text:style-name="T10">to develop multiple features simultaneously</text:span></text:p>
          </table:table-cell>
          <table:table-cell table:style-name="Tabelle2.A2" office:value-type="string">
            <text:p text:style-name="P16">Makes collaboration easier</text:p>
          </table:table-cell>
          <table:table-cell table:style-name="Tabelle2.D2" office:value-type="string">
            <text:p text:style-name="Table_20_Contents"/>
          </table:table-cell>
        </table:table-row>
        <table:table-row table:style-name="Tabelle2.6">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16">By having to request a merge request it is ensured that everyone can take a look at new features before they get merges into main</text:p>
          </table:table-cell>
          <table:table-cell table:style-name="Tabelle2.D2" office:value-type="string">
            <text:p text:style-name="Table_20_Contents"/>
          </table:table-cell>
        </table:table-row>
      </table:table>
      <text:p text:style-name="P5"/>
      <text:p text:style-name="P5"/>
      <text:p text:style-name="P6">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6"/>
      <text:p text:style-name="P15">The golden rule is not to push until you know it works – you shouldn’t even commit until then. How often you commit locally before you push depends on your personal preferences and the circumstances – try to commit as often as possible to reduce data loss and ensure not to <text:span text:style-name="T11">get in conflict with other collaborator’s changes. Especially, if they don’t trigger a merge conflict (i.e. when someone changes a file your work depends on).</text:span><text:span text:style-name="T4"> <text:s text:c="34"/></text:span></text:p>
      <text:p text:style-name="P6"><text:soft-page-break/></text:p>
      <text:p text:style-name="P6"/>
      <text:p text:style-name="P9">7. Eine Version eines Files im Repo sieht so aus:</text:p>
      <text:p text:style-name="P7">„There are two versions of GitLab: Community Edition (CE) and Enterprise Edition (EE)“</text:p>
      <text:p text:style-name="P8">Ihre Version die Sie hochladen <text:span text:style-name="T6">wollen </text:span>hat an dieser Stelle:</text:p>
      <text:p text:style-name="Quotations">„There are two versions of GitLab: CE and EE.“</text:p>
      <text:p text:style-name="P8">Wie löst Gitlab diesen Konflikt?</text:p>
      <text:p text:style-name="P8"/>
      <text:p text:style-name="P10">If the first version was on your local repo before you made your version, the first version will just get overridden.</text:p>
      <text:p text:style-name="P10">However, when it was not on your local repo before you made your version, a merge conflict will occur. This has to be solved by you – you have to decide how to procede.</text:p>
      <text:p text:style-name="P10"/>
      <text:p text:style-name="P6"><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text:p>
      <text:p text:style-name="P6"/>
      <text:p text:style-name="P21">It went very well. We met when we did the chain-story, so we talked to each other. <text:span text:style-name="T12">Everyone knew how to solve a merge confli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3-30T16:08:31.610790072</dc:date>
    <meta:editing-duration>PT3H43M53S</meta:editing-duration>
    <meta:editing-cycles>30</meta:editing-cycles>
    <meta:generator>LibreOffice/7.2.5.2.0$Linux_X86_64 LibreOffice_project/20$Build-2</meta:generator>
    <meta:print-date>2019-10-17T12:55:51.935578541</meta:print-date>
    <meta:document-statistic meta:table-count="2" meta:image-count="0" meta:object-count="0" meta:page-count="3" meta:paragraph-count="70" meta:word-count="741" meta:character-count="4543" meta:non-whitespace-character-count="3830"/>
  </office:meta>
</office:document-meta>
</file>